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54412" style:font-weight-asian="bold" style:font-weight-complex="bold"/>
    </style:style>
    <style:style style:name="P5" style:family="paragraph" style:parent-style-name="Text_20_body">
      <style:text-properties style:font-name="Arial" fo:font-size="10pt" style:font-size-asian="10pt" style:font-size-complex="10pt"/>
    </style:style>
    <style:style style:name="P6" style:family="paragraph" style:parent-style-name="Text_20_body">
      <style:text-properties officeooo:paragraph-rsid="000f800e"/>
    </style:style>
    <style:style style:name="P7" style:family="paragraph" style:parent-style-name="Text_20_body">
      <style:text-properties officeooo:paragraph-rsid="0011e24b"/>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Arial" fo:font-size="10pt" style:font-size-asian="10pt" style:font-size-complex="10pt"/>
    </style:style>
    <style:style style:name="P10" style:family="paragraph" style:parent-style-name="Text_20_body">
      <style:paragraph-properties fo:break-before="page"/>
    </style:style>
    <style:style style:name="P11"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12"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13"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14" style:family="paragraph" style:parent-style-name="Preformatted_20_Text">
      <style:text-properties officeooo:paragraph-rsid="000f800e"/>
    </style:style>
    <style:style style:name="P15" style:family="paragraph" style:parent-style-name="Preformatted_20_Text">
      <style:text-properties style:font-name="Arial1" fo:font-size="10pt" style:font-size-asian="10pt" style:font-size-complex="10pt"/>
    </style:style>
    <style:style style:name="P16" style:family="paragraph" style:parent-style-name="Preformatted_20_Text">
      <style:paragraph-properties fo:margin-top="0in" fo:margin-bottom="0.1965in"/>
      <style:text-properties style:font-name="Arial1" fo:font-size="10pt" style:font-size-asian="10pt" style:font-size-complex="10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Standard" style:list-style-name="L8"/>
    <style:style style:name="P21" style:family="paragraph" style:parent-style-name="Text_20_body" style:list-style-name="L1">
      <style:paragraph-properties fo:line-height="100%"/>
    </style:style>
    <style:style style:name="P22" style:family="paragraph" style:parent-style-name="Text_20_body" style:list-style-name="L3">
      <style:paragraph-properties fo:line-height="100%"/>
    </style:style>
    <style:style style:name="P23" style:family="paragraph" style:parent-style-name="Text_20_body" style:list-style-name="L1">
      <style:paragraph-properties fo:line-height="100%"/>
      <style:text-properties fo:font-weight="normal" style:font-weight-asian="normal" style:font-weight-complex="normal"/>
    </style:style>
    <style:style style:name="P24" style:family="paragraph" style:parent-style-name="Text_20_body" style:list-style-name="L1">
      <style:paragraph-properties fo:line-height="100%"/>
      <style:text-properties fo:font-style="italic" style:font-style-asian="italic" style:font-style-complex="italic"/>
    </style:style>
    <style:style style:name="P25"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26" style:family="paragraph" style:parent-style-name="Text_20_body" style:list-style-name="L4"/>
    <style:style style:name="P27" style:family="paragraph" style:parent-style-name="Text_20_body">
      <style:text-properties style:font-name="Arial1" fo:font-size="10pt" fo:font-weight="normal" officeooo:rsid="00154412" officeooo:paragraph-rsid="00154412" style:font-size-asian="10pt" style:font-weight-asian="normal" style:font-size-complex="10pt" style:font-weight-complex="normal"/>
    </style:style>
    <style:style style:name="P28" style:family="paragraph" style:parent-style-name="Text_20_body">
      <style:text-properties style:font-name="Times New Roman1" fo:font-size="12pt" fo:font-weight="normal" officeooo:rsid="00154412" officeooo:paragraph-rsid="00154412" style:font-size-asian="10.5pt" style:font-weight-asian="normal" style:font-size-complex="12pt" style:font-weight-complex="normal"/>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bold" officeooo:rsid="0015441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4412" style:font-weight-asian="normal" style:font-weight-complex="normal"/>
    </style:style>
    <style:style style:name="T5"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0f800e"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116395" style:font-size-asian="10.5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11e24b" style:font-size-asian="10.5pt" style:font-style-asian="normal" style:font-weight-asian="normal" style:font-size-complex="12pt" style:font-style-complex="normal" style:font-weight-complex="normal"/>
    </style:style>
    <style:style style:name="T11" style:family="text">
      <style:text-properties style:font-name="Times New Roman" fo:font-size="12pt" fo:font-style="normal" fo:font-weight="normal" officeooo:rsid="00121e0b" style:font-size-asian="10.5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normal" officeooo:rsid="0013ba76"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5" style:family="text">
      <style:text-properties style:font-name="Times New Roman" fo:font-size="12pt" fo:font-style="normal" fo:font-weight="bold" officeooo:rsid="000f800e" style:font-size-asian="10.5pt" style:font-style-asian="normal" style:font-weight-asian="bold" style:font-size-complex="12pt" style:font-style-complex="normal" style:font-weight-complex="bold"/>
    </style:style>
    <style:style style:name="T16" style:family="text">
      <style:text-properties style:font-name="Times New Roman" fo:font-size="12pt" fo:font-style="normal" fo:font-weight="bold" officeooo:rsid="00121e0b" style:font-size-asian="10.5pt" style:font-style-asian="normal" style:font-weight-asian="bold" style:font-size-complex="12pt" style:font-style-complex="normal" style:font-weight-complex="bold"/>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fo:font-size="10.5pt" fo:font-weight="bold" style:font-size-asian="10.5pt" style:font-weight-asian="bold" style:font-size-complex="10.5pt" style:font-weight-complex="bold"/>
    </style:style>
    <style:style style:name="T19" style:family="text">
      <style:text-properties style:text-position="super 58%"/>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language="en" fo:country="US"/>
    </style:style>
    <style:style style:name="T27" style:family="text">
      <style:text-properties style:font-name="Arial1" fo:font-size="10pt" fo:font-style="normal" fo:font-weight="normal" officeooo:rsid="000f800e" style:font-size-asian="10pt" style:font-style-asian="normal" style:font-weight-asian="normal" style:font-size-complex="10pt" style:font-style-complex="normal" style:font-weight-complex="normal"/>
    </style:style>
    <style:style style:name="T28" style:family="text">
      <style:text-properties officeooo:rsid="00154412"/>
    </style:style>
    <style:style style:name="T29" style:family="text">
      <style:text-properties officeooo:rsid="0017c9ed"/>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MinSoC<text:tab/>2</text:p>
          <text:p text:style-name="P18">Adaptation<text:tab/>2</text:p>
          <text:p text:style-name="P19">How to adapt the firmware to my implementation?<text:tab/>2</text:p>
          <text:p text:style-name="P19">How to configure the simulation<text:tab/>2</text:p>
          <text:p text:style-name="P19">Is it possible to debug the simulation as I debug the firmware running on my board?<text:tab/>3</text:p>
          <text:p text:style-name="P19">My device is full, can I reduce the used logic of the SoC?<text:tab/>3</text:p>
          <text:p text:style-name="P18">Problems<text:tab/>4</text:p>
          <text:p text:style-name="P19">I have generate bench errors, what happened?<text:tab/>4</text:p>
          <text:p text:style-name="P19">MinSoC firmwares won't compile.<text:tab/>5</text:p>
          <text:p text:style-name="P18">Tweaks<text:tab/>6</text:p>
          <text:p text:style-name="P19">I want my design to automatically initialize my firmware on power-up, how do I do that?<text:tab/>6</text:p>
          <text:p text:style-name="P19">I want to compile my firmware independent of MinSoC library but it does not work, what am I doing wrong?<text:tab/>7</text:p>
          <text:p text:style-name="P19">How to include a 8 bit module to the SoC? <text:tab/>7</text:p>
          <text:p text:style-name="P17">Advanced Debug System<text:tab/>8</text:p>
          <text:p text:style-name="P18">Problems<text:tab/>8</text:p>
          <text:p text:style-name="P19">I have problems compiling the adv_jtag_bridge, what is going on?<text:tab/>8</text:p>
          <text:p text:style-name="P19">Adv_jtag_bridge does not connect to my cable, why?<text:tab/>8</text:p>
          <text:p text:style-name="P19">Adv_jtag_bridge does not enumerate my device, why?<text:tab/>11</text:p>
          <text:p text:style-name="P19">Adv_jtag_bridge self test fails?<text:tab/>11</text:p>
          <text:p text:style-name="P19">GDB reports “Value being assigned to is no longer active.”, what happened?<text:tab/>14</text:p>
          <text:p text:style-name="P19">Adv_jtag_bridge “Ignoring packet error, continuing... “ problem:<text:tab/>15</text:p>
          <text:p text:style-name="P19">Cannot step through instructions after breakpoints, what to do?<text:tab/>15</text:p>
          <text:p text:style-name="P18">Tweaks<text:tab/>16</text:p>
          <text:p text:style-name="P19">I'm running adv_jtag_bridge under Linux. How do I use adv_jtag_bridge with xpc3 or xess cables in non-privileged mode?<text:tab/>16</text:p>
        </text:index-body>
      </text:table-of-content>
      <text:p text:style-name="Text_20_body"/>
      <text:p text:style-name="P10"/>
      <text:h text:style-name="Heading_20_1" text:outline-level="1">MinSoC</text:h>
      <text:h text:style-name="Heading_20_2" text:outline-level="2">Adaptation</text:h>
      <text:h text:style-name="Heading_20_3" text:outline-level="3">How to adapt the firmware to my implementation?</text:h>
      <text:p text:style-name="Text_20_body">Answer:</text:p>
      <text:list xml:id="list2168455019" text:style-name="L1">
        <text:list-item text:start-value="1">
          <text:p text:style-name="P21">edit minsoc/sw/support/orp.ld line 14 LENGTH = 0x00006E00 to</text:p>
          <text:list>
            <text:list-item>
              <text:p text:style-name="P21">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1114458952" text:continue-numbering="true" text:style-name="L1">
        <text:list-item>
          <text:p text:style-name="P21">select your STACK size on “minsoc/sw/support/board.h” line 16 #define STACK_SIZE <text:s text:c="5"/>0x01000</text:p>
          <text:list>
            <text:list-item>
              <text:p text:style-name="P21">change your IN_CLK if not using 25000000 (25MHz)</text:p>
            </text:list-item>
          </text:list>
        </text:list-item>
      </text:list>
      <text:p text:style-name="P1"/>
      <text:h text:style-name="Heading_20_3" text:outline-level="3">How to configure the simulation</text:h>
      <text:p text:style-name="P3">Answer:</text:p>
      <text:list xml:id="list1141324281" text:continue-list="list1114458952" text:style-name="L1">
        <text:list-item text:start-value="1">
          <text:p text:style-name="P21">configure your system: “minsoc/rtl/verilog/minsoc_defines.v”</text:p>
          <text:list>
            <text:list-item>
              <text:p text:style-name="P23">You can uncomment ETHERNET on “minsoc_defines.v” to input data to the SoC's Ethernet interface and read data from it.</text:p>
            </text:list-item>
          </text:list>
        </text:list-item>
        <text:list-item>
          <text:p text:style-name="P21">configure “minsoc/bench/verilog/minsoc_bench_defines.v”</text:p>
          <text:list>
            <text:list-item>
              <text:p text:style-name="P21">Your testbench will use a memory model, not actually the same memory controller the implementation uses. This enables the option “`define INITIALIZE_MEMORY_MODEL”, where the firmware is loaded to the memory before testbench start. </text:p>
            </text:list-item>
            <text:list-item>
              <text:p text:style-name="P21">You may use the actual implementation memory:</text:p>
              <text:list>
                <text:list-item>
                  <text:p text:style-name="P21">comment “`define INITIALIZE_MEMORY_MODEL”</text:p>
                </text:list-item>
                <text:list-item>
                  <text:p text:style-name="P21">edit “minsoc/sim/run/generate_bench”</text:p>
                  <text:list>
                    <text:list-item>
                      <text:p text:style-name="P21">substitute “../bin/minsoc_model.txt” for “../bin/minsoc_memory.txt”</text:p>
                    </text:list-item>
                  </text:list>
                </text:list-item>
                <text:list-item>
                  <text:p text:style-name="P21">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21">Modify testbench as you please. </text:p>
          <text:p text:style-name="P24">Please refer to “minsoc.pdf” chapter 4 Simulation for more information. </text:p>
        </text:list-item>
      </text:list>
      <text:p text:style-name="P1"><text:soft-page-break/></text:p>
      <text:h text:style-name="Heading_20_3" text:outline-level="3">Is it possible to debug the simulation as I debug the firmware running on my board?</text:h>
      <text:p text:style-name="P1"><text:span text:style-name="T1">Answer:</text:span> Yes</text:p>
      <text:p text:style-name="Text_20_body">Open 3 terminals:</text:p>
      <text:list xml:id="list1217091942" text:continue-list="list1141324281" text:style-name="L1">
        <text:list-item text:start-value="1">
          <text:p text:style-name="P21">terminal 1: from minsoc/sim/run/</text:p>
          <text:list>
            <text:list-item>
              <text:p text:style-name="P21">./generate_bench</text:p>
            </text:list-item>
            <text:list-item>
              <text:p text:style-name="P21">./run_bench &lt;your_firmware.hex&gt;</text:p>
              <text:list>
                <text:list-item>
                  <text:p text:style-name="P21">./run_bench ../../sw/uart/uart-nocache-twobyte-sizefirst.hex</text:p>
                </text:list-item>
              </text:list>
            </text:list-item>
          </text:list>
        </text:list-item>
        <text:list-item>
          <text:p text:style-name="P21">terminal 2: from minsoc/sim/run</text:p>
          <text:list>
            <text:list-item>
              <text:p text:style-name="P21">./start_server</text:p>
            </text:list-item>
          </text:list>
        </text:list-item>
        <text:list-item>
          <text:p text:style-name="P21">terminal 3: at minsoc/sw/uart</text:p>
          <text:list>
            <text:list-item>
              <text:p text:style-name="P21">or32-elf-gdb uart-nocache.or32</text:p>
            </text:list-item>
            <text:list-item>
              <text:p text:style-name="P21">target remote :9999</text:p>
            </text:list-item>
            <text:list-item>
              <text:p text:style-name="P21">load<text:tab/></text:p>
              <text:list>
                <text:list-item>
                  <text:p text:style-name="P21">if you have INITIALIZE_MEMORY_MODEL enabled you don't have to do this</text:p>
                </text:list-item>
                <text:list-item>
                  <text:p text:style-name="P21">if you have START_UP and waited for the message: “Memory start-up completed...” you also don't need this</text:p>
                </text:list-item>
              </text:list>
            </text:list-item>
            <text:list-item>
              <text:p text:style-name="P21">set $pc=0x100</text:p>
            </text:list-item>
            <text:list-item>
              <text:p text:style-name="P21">c</text:p>
            </text:list-item>
          </text:list>
        </text:list-item>
      </text:list>
      <text:p text:style-name="P1"/>
      <text:h text:style-name="Heading_20_3" text:outline-level="3">My device is full, can I reduce the used logic of the SoC?</text:h>
      <text:p text:style-name="Text_20_body"><text:span text:style-name="T1">Answer:</text:span> yes</text:p>
      <text:list xml:id="list478654046" text:continue-list="list1217091942" text:style-name="L1">
        <text:list-item text:start-value="1">
          <text:p text:style-name="P21">configure minsoc/rtl/verilog/or1200/rtl/verilog/or1200_defines.v <text:s/>(recommended values for different devices under synthesis_examples.pdf)</text:p>
          <text:list>
            <text:list-item>
              <text:p text:style-name="P21">Target FPGA memories (OR1200_XILINX_RAMB16 for Xilinx, Spartan 3 and above, OR1200_ALTERA_LPM for all Altera)</text:p>
            </text:list-item>
          </text:list>
        </text:list-item>
      </text:list>
      <text:p text:style-name="P1"><text:tab/> <text:s text:c="5"/><text:span text:style-name="T18">(if you do this, check: I have generate bench errors, what happened?)</text:span></text:p>
      <text:list xml:id="list319028635" text:continue-numbering="true" text:style-name="L1">
        <text:list-item>
          <text:list>
            <text:list-item>
              <text:p text:style-name="P21">Type of register file RAM (OR1200_RFRAM_GENERIC, OR1200_RFRAM_TWOPORT or <text:span text:style-name="T3">OR1200_RFRAM_DUALPORT</text:span>) (dual port is supported by Xilinx BRAM and Altera)</text:p>
            </text:list-item>
          </text:list>
        </text:list-item>
      </text:list>
      <text:list xml:id="list931700801" text:style-name="L2">
        <text:list-item>
          <text:list>
            <text:list-item>
              <text:list>
                <text:list-header>
                  <text:p text:style-name="P25">(select only one of the three)</text:p>
                </text:list-header>
              </text:list>
            </text:list-item>
          </text:list>
        </text:list-item>
      </text:list>
      <text:list xml:id="list359797588" text:style-name="L3">
        <text:list-item>
          <text:list>
            <text:list-item>
              <text:list>
                <text:list-item>
                  <text:p text:style-name="P22"><text:span text:style-name="T20">if Altera: include `define OR1200_ALTERA_LPM_XXX (right under `define </text:span><text:span text:style-name="T20">OR1200_ALTERA_LPM if you wish)</text:span></text:p>
                </text:list-item>
              </text:list>
            </text:list-item>
          </text:list>
        </text:list-item>
      </text:list>
      <text:list xml:id="list224599743" text:continue-list="list319028635" text:style-name="L1">
        <text:list-item>
          <text:list>
            <text:list-item>
              <text:p text:style-name="P23">comment `define OR1200_PM_IMPLEMENTED</text:p>
            </text:list-item>
            <text:list-item>
              <text:p text:style-name="P23"><text:soft-page-break/>If not using Linux you can:</text:p>
              <text:list>
                <text:list-item>
                  <text:p text:style-name="P23">uncomment `define OR1200_NO_DC</text:p>
                </text:list-item>
                <text:list-item>
                  <text:p text:style-name="P23">uncomment `define OR1200_NO_IC</text:p>
                </text:list-item>
                <text:list-item>
                  <text:p text:style-name="P23">uncomment `define OR1200_NO_DMMU</text:p>
                </text:list-item>
                <text:list-item>
                  <text:p text:style-name="P23">uncomment `define OR1200_NO_IMMU</text:p>
                </text:list-item>
                <text:list-item>
                  <text:p text:style-name="P23">comment out `define OR1200_CFGR_IMPLEMENTED</text:p>
                </text:list-item>
              </text:list>
            </text:list-item>
            <text:list-item>
              <text:p text:style-name="P23">If you don't need multiplication, mac operations or divisions</text:p>
              <text:list>
                <text:list-item>
                  <text:p text:style-name="P23">comment out `define OR1200_MULT_IMPLEMENTED</text:p>
                </text:list-item>
                <text:list-item>
                  <text:p text:style-name="P23">comment out `define OR1200_MAC_IMPLEMENTED</text:p>
                </text:list-item>
                <text:list-item>
                  <text:p text:style-name="P23">comment out `define OR1200_DIV_IMPLEMENTED</text:p>
                </text:list-item>
              </text:list>
            </text:list-item>
          </text:list>
        </text:list-item>
      </text:list>
      <text:p text:style-name="P2"><text:tab/><text:tab/><text:span text:style-name="T18">(If you do this, change sw/support/Makefile.inc line 7: GCC_OPT=-mhard-mul -g -nostdlib to GCC_OPT=-msoft-mul -msoft-div -g -nostdlib)</text:span></text:p>
      <text:p text:style-name="P8"/>
      <text:h text:style-name="Heading_20_2" text:outline-level="2">Problems</text:h>
      <text:h text:style-name="Heading_20_3" text:outline-level="3">I have generate bench errors, what happened?</text:h>
      <text:p text:style-name="P3">Answer:</text:p>
      <text:p text:style-name="Text_20_body"><text:span text:style-name="T6">foo@ubuntu:~/minsoc/sim/run$ ./generate_bench <text:line-break/>../../bench/verilog/minsoc_bench.v:590: error: Could not find variable ``minsoc_top_0.or1200_top.or1200_cpu.or1200_rf.rf_a.ramb16_s36_s36.mem</text:span><text:span text:style-name="Emphasis"><text:span text:style-name="T6">''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5"/></text:span></text:p>
      <text:p text:style-name="Text_20_body"><text:span text:style-name="Emphasis"><text:span text:style-name="T7">You tried to use the Xilinx RAM or your specific memory, by uncommenting the 'define OR1200_XILINX_RAMB16 or others in the minsoc/rtl/verilog/or1200/rtl/verilog/or1200_defines.v file.</text:span></text:span></text:p>
      <text:p text:style-name="Text_20_body"><text:span text:style-name="Emphasis"><text:span text:style-name="T7">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pan text:style-name="Emphasis"><text:span text:style-name="T7">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text:span></text:span><text:soft-page-break/><text:span text:style-name="Emphasis"><text:span text:style-name="T7">On or1200_rf.v: lines 304 and 280 edit this way: </text:span></text:span></text:p>
      <text:p text:style-name="Text_20_body"><text:span text:style-name="Emphasis"><text:span text:style-name="T7"><text:line-break/></text:span></text:span><text:span text:style-name="Emphasis"><text:span text:style-name="T13">line 304:</text:span></text:span><text:span text:style-name="Emphasis"><text:span text:style-name="T6">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6"><text:line-break/></text:span></text:span><text:span text:style-name="Emphasis"><text:span text:style-name="T13">line 280:</text:span></text:span><text:span text:style-name="Emphasis"><text:span text:style-name="T6">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7"><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7"/></text:span></text:p>
      <text:h text:style-name="Heading_20_3" text:outline-level="3">MinSoC firmwares won't compile.</text:h>
      <text:p text:style-name="Text_20_body"><text:span text:style-name="T1">Answer:</text:span> there are two versions of GCC right now. The older version adds a leading underscore to C functions in its assembly counterpart and the other does not. <text:s/>MinSoC firmware includes assembly files which access C functions using the leading underscore being compatible with the older version. If you have the new version GCC, remove the underscores of C functions being accessed by the assembly. The error output of GCC will tell you which are the functions whose underscore you have to remove. </text:p>
      <text:p text:style-name="Text_20_body"><text:span text:style-name="Emphasis"><text:span text:style-name="T7"/></text:span></text:p>
      <text:h text:style-name="Heading_20_2" text:outline-level="2"><text:soft-page-break/>Tweaks</text:h>
      <text:h text:style-name="Heading_20_3" text:outline-level="3"><text:span text:style-name="Emphasis"><text:span text:style-name="T21">I want my design to automatically initialize my firmware on power-up, how do I do that?</text:span></text:span></text:h>
      <text:p text:style-name="Text_20_body"><text:span text:style-name="Emphasis"><text:span text:style-name="T14">Answer:</text:span></text:span><text:span text:style-name="Emphasis"><text:span text:style-name="T7"> Nowadays there are 3 options to do that:</text:span></text:span></text:p>
      <text:list xml:id="list610378052" text:style-name="L4">
        <text:list-item>
          <text:p text:style-name="P26"><text:span text:style-name="Emphasis"><text:span text:style-name="T7">MinSoC comprehends the standard of them which is based on the project OR1k Start-up from OpenCores. At system power-up the CPU's program counter is jumped to the OR1k Start-up </text:span></text:span><text:span text:style-name="Emphasis"><text:span text:style-name="T7">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26"><text:span text:style-name="Emphasis"><text:span text:style-name="T7">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26"><text:span text:style-name="Emphasis"><text:span text:style-name="T7">Everytime the firmware is updated it has to be uploaded to the SPI memory. </text:span></text:span></text:p>
          <text:p text:style-name="P26"><text:span text:style-name="Emphasis"><text:span text:style-name="T7">You can read about it in more detail in the minsoc.pdf file chapter 2.3 Start-Up Modules.</text:span></text:span></text:p>
          <text:p text:style-name="P26"><text:span text:style-name="Emphasis"><text:span text:style-name="T14">Advantages: </text:span></text:span><text:span text:style-name="Emphasis"><text:span text:style-name="T7">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14">Drawback: </text:span></text:span><text:span text:style-name="Emphasis"><text:span text:style-name="T7">no debugging, somewhat bigger SoC, required onboard SPI flash. </text:span></text:span></text:p>
        </text:list-item>
        <text:list-item>
          <text:p text:style-name="P26"><text:span text:style-name="Emphasis"><text:span text:style-name="T7">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26"><text:span text:style-name="Emphasis"><text:span text:style-name="T7">Everytime the firmware is changed the synthesizer and P&amp;R must be run for the SoC. </text:span></text:span></text:p>
          <text:p text:style-name="P26"><text:span text:style-name="Emphasis"><text:span text:style-name="T7">Link Xilinx: </text:span></text:span><text:a xlink:type="simple" xlink:href="http://opencores.org/forum,OpenRISC,0,3628,0"><text:span text:style-name="Emphasis"><text:span text:style-name="T7">http://opencores.org/forum,OpenRISC,0,3628,0</text:span></text:span></text:a><text:span text:style-name="Emphasis"><text:span text:style-name="T7"> post 9.</text:span></text:span></text:p>
          <text:p text:style-name="P26"><text:span text:style-name="Emphasis"><text:span text:style-name="T7">Link Altera: </text:span></text:span><text:a xlink:type="simple" xlink:href="http://opencores.org/forum,OpenRISC,0,3749"><text:span text:style-name="Emphasis"><text:span text:style-name="T7">http://opencores.org/forum,OpenRISC,0,3749</text:span></text:span></text:a><text:span text:style-name="Emphasis"><text:span text:style-name="T7"> post 5.</text:span></text:span></text:p>
          <text:p text:style-name="P26"><text:span text:style-name="Emphasis"><text:span text:style-name="T14">Advantages:</text:span></text:span><text:span text:style-name="Emphasis"><text:span text:style-name="T7"> once you have a target firmware, it will be on RAM right after FPGA configuration. <text:line-break/></text:span></text:span><text:span text:style-name="Emphasis"><text:span text:style-name="T14">Drawbacks:</text:span></text:span><text:span text:style-name="Emphasis"><text:span text:style-name="T7"> you have to re-synthesize, re-place&amp;Route to create the bitfile with the firmware, no debugging, only works with onchip-RAM. </text:span></text:span></text:p>
        </text:list-item>
        <text:list-item>
          <text:p text:style-name="P26"><text:span text:style-name="Emphasis"><text:span text:style-name="T7">The XSOC project has yet another approach to pre-initialize the memory with a firmware. They have created a Perl script, that update the SoC resulting bitfile substituting the memory initialization with the target firmware. </text:span></text:span></text:p>
          <text:p text:style-name="P26"><text:span text:style-name="Emphasis"><text:span text:style-name="T7">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26"><text:span text:style-name="Emphasis"><text:span text:style-name="T7">Link: </text:span></text:span><text:a xlink:type="simple" xlink:href="http://pm.stu.cn.ua/wiki/10/Getting_started"><text:span text:style-name="Emphasis"><text:span text:style-name="T7">http://pm.stu.cn.ua/wiki/10/Getting_started</text:span></text:span></text:a><text:span text:style-name="Emphasis"><text:span text:style-name="T7"> “Updating bitstream with new software”</text:span></text:span></text:p>
          <text:p text:style-name="P26"><text:span text:style-name="Emphasis"><text:span text:style-name="T14">Advantages:</text:span></text:span><text:span text:style-name="Emphasis"><text:span text:style-name="T7"> high speed,on RAM right after FPGA configuration. <text:line-break/></text:span></text:span><text:span text:style-name="Emphasis"><text:span text:style-name="T14">Drawbacks:</text:span></text:span><text:span text:style-name="Emphasis"><text:span text:style-name="T7"> no debugging, only works with onchip-RAM. </text:span></text:span></text:p>
        </text:list-item>
      </text:list>
      <text:p text:style-name="Text_20_body"><text:span text:style-name="Emphasis"><text:span text:style-name="T7"/></text:span></text:p>
      <text:h text:style-name="Heading_20_3" text:outline-level="3"><text:soft-page-break/>I want to compile my firmware independent of MinSoC library but it does not work, what am I doing wrong?</text:h>
      <text:p text:style-name="Text_20_body">Short example: user “ag1986” says: “test.c </text:p>
      <text:p text:style-name="P5">#include stdio.h <text:lin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19">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p text:style-name="Text_20_body"/>
      <text:h text:style-name="Heading_20_3" text:outline-level="3">How to include a 8 bit module to the SoC? </text:h>
      <text:p text:style-name="Standard"><text:span text:style-name="T1">Answer: </text:span>Modules are connected to the Wishbone 32 bit interconnect, to which all SoC modules are connected and can thus communicate. If you want to connect an 8 bit module to the 32 bit interconnect <text:soft-page-break/>you need a bridge, which resolves the non-aligned memory accesses to the right address and forwards the right Byte data to the 8 bits on the other end. To do so, you need to connect the module “minsoc_wb_32_8_bridge” to the interconnect and the 8 bit module on the other end. The module “minsoc_wb_32_8_bridge” can be found under “minsoc/utils/”. </text:p>
      <text:p text:style-name="Text_20_body">Once the hardware is ready, you have to take special care while programing your firmware not to issue 32 bit accesses to an 8 bit module. That can be easily done by using the right macros to do so:</text:p>
      <text:p text:style-name="P11">#define REG8(add) *((volatile unsigned char *)(add)) <text:line-break/>#define REG16(add) *((volatile unsigned short *)(add)) <text:line-break/>#define REG32(add) *((volatile unsigned long *)(add)) </text:p>
      <text:p text:style-name="P11">These macros are found in the provided support library (“minsoc/sw/support/support.h”)</text:p>
      <text:p text:style-name="P12">To access 8 bit modules, use only <text:span text:style-name="T1">REG8</text:span>. That assures that the instruction l.sb is used and not l.sw. The former stores a byte, while the latter a word. </text:p>
      <text:p text:style-name="P12">For more information about how to include new modules to the system, please refer to “doc/minsoc.pdf” “2.2.2 <text:s/>Attaching Modules to the System”. </text:p>
      <text:p text:style-name="P12"><text:span text:style-name="T1">Related discussion:</text:span> <text:a xlink:type="simple" xlink:href="http://opencores.org/forum,OpenRISC,0,3552">http://opencores.org/forum,OpenRISC,0,3552</text:a></text:p>
      <text:p text:style-name="P12"/>
      <text:h text:style-name="Heading_20_1" text:outline-level="1">Advanced Debug System</text:h>
      <text:h text:style-name="Heading_20_2" text:outline-level="2">Problems</text:h>
      <text:h text:style-name="Heading_20_3" text:outline-level="3">I have problems compiling the adv_jtag_bridge, what is going on?</text:h>
      <text:p text:style-name="Text_20_body"><text:span text:style-name="T1">Answer: </text:span><text:span text:style-name="Emphasis"><text:span text:style-name="T7">If you set in Makefile SUPPORT_PARALLEL_CABLES to true, you will need libioperm </text:span></text:span><text:span text:style-name="Emphasis"><text:span text:style-name="T7">under Cygwin, for Linux this option is standard. </text:span></text:span></text:p>
      <text:p text:style-name="Text_20_body"><text:span text:style-name="Emphasis"><text:span text:style-name="T7"><text:tab/>Under Cygwin: run Cygwin setup.exe and select “libioperm”</text:span></text:span></text:p>
      <text:p text:style-name="Text_20_body"><text:span text:style-name="Emphasis"><text:span text:style-name="T7">If you set in Makefile SUPPORT_USB_CABLES and SUPPORT_FTDI_CABLES to true, you need libusb and libftdi:</text:span></text:span></text:p>
      <text:p text:style-name="Text_20_body"><text:span text:style-name="Emphasis"><text:span text:style-name="T7"><text:tab/>Under Linux: install libusb (http://www.libusb.org/) and libftdi </text:span></text:span></text:p>
      <text:p text:style-name="Text_20_body"><text:span text:style-name="Emphasis"><text:span text:style-name="T7"><text:tab/><text:tab/>(http://www.intra2net.com/en/developer/libftdi/)</text:span></text:span></text:p>
      <text:p text:style-name="Text_20_body"><text:span text:style-name="Emphasis"><text:span text:style-name="T7"><text:tab/>Under Debian based distributions: sudo apt-get install libusb-dev libftdi-dev</text:span></text:span></text:p>
      <text:p text:style-name="Text_20_body"><text:span text:style-name="Emphasis"><text:span text:style-name="T7"><text:tab/>Under Cygwin: run Cygwin setup.exe and select “libusb-win32”</text:span></text:span></text:p>
      <text:p text:style-name="Text_20_body"><text:span text:style-name="Emphasis"><text:span text:style-name="T7"><text:tab/><text:tab/>-install libftdi from: http://www.intra2net.com/en/developer/libftdi/</text:span></text:span></text:p>
      <text:h text:style-name="Heading_20_3" text:outline-level="3">Adv_jtag_bridge does not connect to my cable, why?</text:h>
      <text:p text:style-name="Text_20_body"><text:span text:style-name="T1">Example </text:span><text:span text:style-name="T1">1</text:span><text:span text:style-name="T1">:</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text:soft-page-break/>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If you're using Linux, then I think "lsusb" will show all the USB devices in the system. Again, look for a USBBlaster and see if it's ID matches, and if you can't tell what's there, send me the output.”</text:p>
      <text:p text:style-name="Text_20_body"><text:span text:style-name="T1">Related discussion:</text:span> <text:a xlink:type="simple" xlink:href="http://opencores.org/forum,OpenRISC,0,3954">http://opencores.org/forum,OpenRISC,0,3954</text:a></text:p>
      <text:p text:style-name="Text_20_body"><text:span text:style-name="T1">Example 2: </text:span><text:span text:style-name="Emphasis"><text:span text:style-name="T6">sudo adv_jtag_bridge xpc_usb</text:span></text:span></text:p>
      <text:p text:style-name="Text_20_body"><text:span text:style-name="Emphasis"><text:span text:style-name="T6">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9">1022: (unknown) 0xFFFFFFFF -1</text:p>
      <text:p text:style-name="P9">1023: (unknown) 0xFFFFFFFF -1</text:p>
      <text:p text:style-name="P9"/>
      <text:p text:style-name="P9">Target device 0, JTAG ID = 0xffffffff</text:p>
      <text:p text:style-name="P9">ERROR! Unable to autoprobe IR length for device index 0;  Must set IR size on command line. Aborting.</text:p>
      <text:p text:style-name="Text_20_body"><text:span text:style-name="Emphasis"><text:span text:style-name="T7"/></text:span></text:p>
      <text:p text:style-name="Text_20_body"><text:span text:style-name="Emphasis"><text:span text:style-name="T14">Answer </text:span></text:span><text:span text:style-name="Emphasis"><text:span text:style-name="T14">a: (xpc_usb/Xilinx DLC9 cable)</text:span></text:span><text:span text:style-name="Emphasis"><text:span text:style-name="T14">:</text:span></text:span><text:span text:style-name="Emphasis"><text:span text:style-name="T7"> </text:span></text:span><text:span text:style-name="Emphasis"><text:span text:style-name="T7">Nathan Yawn: </text:span></text:span><text:span text:style-name="T1">“</text:span>The Xilinx Parallel Cable DLC9 is not publicly documented. Downloading a bitstream to the FPGA puts the DLC9 into a mode from which we cannot recover. The cable must be unplugged from the workstation an re-attached before it can be used with adv_jtag_bridge. (In some cases, unlocking the cable in Impact has been reported to work.)” </text:p>
      <text:p text:style-name="Text_20_body"><text:span text:style-name="T1">Related discussion:</text:span> <text:a xlink:type="simple" xlink:href="http://opencores.org/forum,OpenRISC,0,3624">http://opencores.org/forum,OpenRISC,0,3624</text:a></text:p>
      <text:p text:style-name="Text_20_body"><text:span text:style-name="T1">Difficulty:</text:span> Many current boards are being delivered with the DLC9 cable already on-board. That means that only a regular USB cable is connected between computer and board, without the old-style DLC9 cable-box in between. However, that makes it impossible to reset the cable without powering off the entire board, losing the FPGA configuration on the process. If unlocking the cable in Impact does not work, there is no direct way for adv_jtag_bridge to use the connection. </text:p>
      <text:p text:style-name="Text_20_body">To circumvent that, you have <text:span text:style-name="T29">three</text:span> options: </text:p>
      <text:p text:style-name="P3">Hint (Option 0): <text:span text:style-name="T3">If you are only interested in trying out the system with a firmware, you do not necessarily need the adv_debug_sys. You can use the </text:span><text:span text:style-name="T25">tweak</text:span><text:span text:style-name="T3"> “</text:span><text:span text:style-name="Emphasis"><text:span text:style-name="T25">I want my design to automatically initialize my firmware on power-up, how do I do that?</text:span></text:span><text:span text:style-name="Emphasis"><text:span text:style-name="T23">” found in this same document instead, so the system will run the firmware automatically after the bitfile has been uploaded.</text:span></text:span><text:span text:style-name="T3"> The adv_debug_sys is designed mainly to debug the system, but has the advantage of being able to upload firmwares. </text:span></text:p>
      <text:p text:style-name="P4"><text:span text:style-name="T28">Option 1:</text:span><text:span text:style-name="T4"> </text:span><text:span text:style-name="T28">After</text:span><text:span text:style-name="T4"> uploading the bitfile to the FPGA </text:span><text:span text:style-name="T28">and</text:span><text:span text:style-name="T4"> </text:span><text:span text:style-name="T28">before</text:span><text:span text:style-name="T4"> starting adv_jtag_bridge, reprogram the cable to reset it. Under Linux the command (below) is found on a udev rule, xusbdfwu.rules. </text:span></text:p>
      <text:p text:style-name="P27"><text:tab/>fxload -v -t fx2 -I /usr/share/xusbdfwu.hex -D $TEMPNODE</text:p>
      <text:p text:style-name="P28">$TEMPNODE has to be substituted with bus and device position on bus. To check that use lsusb. Then, substitute for instance with: -D 003:005 where 003 is the bus and 005 the device position. </text:p>
      <text:p text:style-name="Text_20_body"><text:soft-page-break/><text:span text:style-name="T1">Option </text:span><text:span text:style-name="T2">2</text:span><text:span text:style-name="T1">:</text:span> You can write the bitfile to an available on-board memory, from which the FPGA can self-configure on power-on. This way the FPGA is already configured on power-on and the cable is unlocked, enabling the use of the adv_jtag_bridge. </text:p>
      <text:p text:style-name="Text_20_body"><text:span text:style-name="T1">Note:</text:span> Be certain that the FPGA is configured with MinSoC. You can use the adv_jtag_bridge self-test for that. “adv_jtag_bridge -t &lt;cable&gt;”. The first test checks memory accesses and the second the CPU. However, the 3<text:span text:style-name="T19">rd</text:span> release of OpenRISC is failing the CPU test. So you have to skip the test, when really using the adv_jtag_bridge. </text:p>
      <text:p text:style-name="Text_20_body"><text:span text:style-name="T1">Option </text:span><text:span text:style-name="T2">3</text:span><text:span text:style-name="T1">:</text:span> For this solution, a real JTAG cable is necessary. Furthermore, the generic JTAG tap has to be used instead of the one available on the FPGA. That is done by uncommenting “`define GENERIC_TAP” and commenting out “`define FPGA_TAP”. That also requires free FPGA pins available as board pins, that will be connected to the JTAG cable. The FPGA pins have to be bound to the SoC by the definition of a constraint file (e.g. ucf file under Xilinx). </text:p>
      <text:p text:style-name="Text_20_body"><text:span text:style-name="T1">Example:</text:span> </text:p>
      <text:p text:style-name="Text_20_body">“minsoc/rtl/verilog/minsoc_defines.v”:</text:p>
      <text:p text:style-name="P11">// </text:p>
      <text:p text:style-name="P11">// TAP selection </text:p>
      <text:p text:style-name="P11">// </text:p>
      <text:p text:style-name="P11">`define GENERIC_TAP </text:p>
      <text:p text:style-name="P11">//`define FPGA_TAP</text:p>
      <text:p text:style-name="P13">“minsoc/backend/spartan3a_dsp_kit.ucf”:</text:p>
      <text:p text:style-name="P11">########################### </text:p>
      <text:p text:style-name="P11">## </text:p>
      <text:p text:style-name="P11">## JTAG </text:p>
      <text:p text:style-name="P11">## </text:p>
      <text:p text:style-name="P11">#net "jtag_tms" loc = "aa23";<text:tab/><text:tab/><text:tab/><text:tab/><text:tab/>#SAM D0 </text:p>
      <text:p text:style-name="P11">#net "jtag_tdi" loc = "u20"; <text:s text:c="2"/><text:tab/><text:tab/><text:tab/><text:tab/><text:tab/>#SAM D2 </text:p>
      <text:p text:style-name="P11">#net "jtag_tdo" loc = "aa25"; <text:s text:c="2"/><text:tab/><text:tab/><text:tab/><text:tab/><text:tab/>#SAM D4 </text:p>
      <text:p text:style-name="P11">#net "jtag_tck" loc = "u18" | CLOCK_DEDICATED_ROUTE = FALSE; <text:s text:c="2"/><text:tab/>#SAM D6 </text:p>
      <text:p text:style-name="P11">#net "jtag_gnd" loc = "y23"; <text:s/><text:tab/><text:tab/><text:tab/><text:tab/><text:tab/>#SAM D8 </text:p>
      <text:p text:style-name="P11">#net "jtag_vref" loc = "t20"; <text:tab/><text:tab/><text:tab/><text:tab/><text:tab/>#SAM D10 </text:p>
      <text:p text:style-name="P11">###########################</text:p>
      <text:p text:style-name="Text_20_body"/>
      <text:p text:style-name="P3">Answer b: (all other cables) <text:span text:style-name="Emphasis"><text:span text:style-name="T7">This implies that you are using the wrong cable or wrong cable support, either you are selecting the wrong cable (xpc3, xess, usbblaster, xpc_usb, ft2232), or you are using the wrong implementation for your cable. Wrong selection of implementation occurs especially for Altera USBBlasters. They have two different implementations, a libftdi based and a libusb based. </text:span></text:span></text:p>
      <text:p text:style-name="Text_20_body"><text:span text:style-name="Emphasis"><text:span text:style-name="T7">You can solve the wrong cable selection by selecting the right cable. </text:span></text:span></text:p>
      <text:p text:style-name="Text_20_body"><text:span text:style-name="Emphasis"><text:span text:style-name="T7">The cable with wrong implementation can be solved by changing adv_jtag_bridge Makefile:</text:span></text:span></text:p>
      <text:p text:style-name="Text_20_body"><text:span text:style-name="Emphasis"><text:span text:style-name="T7"><text:tab/>SUPPORT_FTDI_CABLES=true</text:span></text:span></text:p>
      <text:p text:style-name="Text_20_body"><text:span text:style-name="Emphasis"><text:span text:style-name="T7"><text:tab/>USE_ALT_FTDI_USBBLASTER_DRIVER=true</text:span></text:span></text:p>
      <text:p text:style-name="Text_20_body"><text:soft-page-break/><text:span text:style-name="Emphasis"><text:span text:style-name="T7">Recompile and then try again. </text:span></text:span></text:p>
      <text:p text:style-name="P3"><text:span text:style-name="Emphasis"><text:span text:style-name="T17">Note:</text:span></text:span><text:span text:style-name="Emphasis"><text:span text:style-name="T13"> Further information about cables can be found under “rtl/verilog/adv_debug_sys/Software/adv_jtag_bridge/doc/adv_jtag_bridge.pdf”</text:span></text:span></text:p>
      <text:h text:style-name="Heading_20_3" text:outline-level="3">Adv_jtag_bridge does not enumerate my device, why?</text:h>
      <text:p text:style-name="Text_20_body"><text:span text:style-name="Emphasis"><text:span text:style-name="T14">Example:</text:span></text:span><text:span text:style-name="Emphasis"><text:span text:style-name="T7"> </text:span></text:span><text:span text:style-name="Emphasis"><text:span text:style-name="T6">adv_jtag_bridge xpc_usb<text:line-break/>Found Xilinx Platform Cable USB (DLC9)<text:line-break/>Found Xilinx Platform Cable USB (DLC9)<text:line-break/>firmware version = 0x0404 (1028)<text:line-break/>cable CPLD version = 0x0012 (18)<text:line-break/>Enumerating JTAG chain...<text:line-break/></text:span></text:span><text:span text:style-name="Emphasis"><text:span text:style-name="T6"><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9">ERROR! Unable to autoprobe IR length for device index 0;  Must set IR<text:line-break/>size on command line. Aborting.</text:p>
      <text:p text:style-name="Text_20_body"><text:span text:style-name="Emphasis"><text:span text:style-name="T7"/></text:span></text:p>
      <text:p text:style-name="Text_20_body"><text:span text:style-name="Emphasis"><text:span text:style-name="T14">Answer: </text:span></text:span><text:span text:style-name="Emphasis"><text:span text:style-name="T7">What occurs here is that the adv_jtag_bridge does not know which protocol the target chip uses. You have two options:</text:span></text:span></text:p>
      <text:list xml:id="list339623187" text:style-name="L5">
        <text:list-item>
          <text:p text:style-name="P29"><text:span text:style-name="Emphasis"><text:span text:style-name="T7">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remaining chips solves the issue. </text:span></text:span></text:p>
          <text:p text:style-name="P29"><text:span text:style-name="Emphasis"><text:span text:style-name="T14">Note:</text:span></text:span><text:span text:style-name="Emphasis"><text:span text:style-name="T7"> Please, use the -b &lt;directory&gt; parameter of adv_jtag_bridge to indicate the directory where you put the bsdl files. The home directory should be automatically recognized, but I have seen cases where it was not. </text:span></text:span></text:p>
        </text:list-item>
        <text:list-item>
          <text:p text:style-name="P29"><text:span text:style-name="Emphasis"><text:span text:style-name="T7">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7"><text:tab/><text:tab/>“USER1”<text:tab/>(000010),”</text:span></text:span></text:p>
      <text:list xml:id="list2125267051" text:style-name="L6">
        <text:list-header>
          <text:p text:style-name="P30"><text:span text:style-name="Emphasis"><text:span text:style-name="T7">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7"/></text:span></text:p>
      <text:h text:style-name="Heading_20_3" text:outline-level="3">Adv_jtag_bridge self test fails?</text:h>
      <text:p text:style-name="P6"><text:span text:style-name="Emphasis"><text:span text:style-name="T15">SoC flow mistakes: </text:span></text:span></text:p>
      <text:p text:style-name="P6"><text:span text:style-name="Emphasis"><text:span text:style-name="T15">Example 1: </text:span></text:span><text:span text:style-name="Emphasis"><text:span text:style-name="T8">CPU cannot be stalled</text:span></text:span></text:p>
      <text:p text:style-name="P6"><text:soft-page-break/><text:span text:style-name="Emphasis"><text:span text:style-name="T15">Answer: </text:span></text:span><text:span text:style-name="Emphasis"><text:span text:style-name="T8">That occurs because the generated MinSoC bitfile has not been uploaded to the FPGA. Go to HOWTO.pdf 3 Synthesis then 6: synthesize, place and route and upload the generated bitfile.</text:span></text:span></text:p>
      <text:p text:style-name="P6"><text:span text:style-name="Emphasis"><text:span text:style-name="T15">Example 2:</text:span></text:span><text:span text:style-name="Emphasis"><text:span text:style-name="T8"> SRAM test fails:</text:span></text:span></text:p>
      <text:p text:style-name="P14"><text:span text:style-name="Emphasis"><text:span text:style-name="T27">*** Doing self-test ***</text:span></text:span></text:p>
      <text:p text:style-name="P15">Stall or1k - CPU(s) stalled.</text:p>
      <text:p text:style-name="P15">SRAM test: </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ERROR! <text:s/>WB bus error during burst write, address 0x0 (index 0x0), retrying!</text:p>
      <text:p text:style-name="P15">Max WB bus errors reached!</text:p>
      <text:p text:style-name="P16">or32_selftest.c:359: Jtag error 16 occured; exiting.</text:p>
      <text:p text:style-name="P6"><text:span text:style-name="Emphasis"><text:span text:style-name="T8">Nathan Yawn: “It's possible to get this error with a random stream of 1's and 0's, but unlikely. In this case, it's most likely that the debug unit on the target hardware is actually operating properly, but the Wish</text:span></text:span><text:span text:style-name="Emphasis"><text:span text:style-name="T9">b</text:span></text:span><text:span text:style-name="Emphasis"><text:span text:style-name="T8">one is not. The last time I saw this, it was a clocking issue - the debug unit hardware receives its clock from the JTAG cable, which is why it was working. But the system clock to the Wish</text:span></text:span><text:span text:style-name="Emphasis"><text:span text:style-name="T9">b</text:span></text:span><text:span text:style-name="Emphasis"><text:span text:style-name="T8">one hadn't been connected, so there was no bus clock. This caused an error the first time the debug unit tried to write to the bus. <text:line-break/><text:line-break/>Check your clock and reset inputs, make sure they are connected, and the correct polarity.”</text:span></text:span></text:p>
      <text:p text:style-name="P7"><text:span text:style-name="Emphasis"><text:span text:style-name="T16">Note:</text:span></text:span><text:span text:style-name="Emphasis"><text:span text:style-name="T11"> </text:span></text:span><text:span text:style-name="Emphasis"><text:span text:style-name="T10">Sometimes this occurs because people forget </text:span></text:span><text:span text:style-name="Emphasis"><text:span text:style-name="T11">about </text:span></text:span><text:span text:style-name="Emphasis"><text:span text:style-name="T10">step 5 of HOWTO 3 </text:span></text:span><text:span text:style-name="Emphasis"><text:span text:style-name="T12">(</text:span></text:span><text:span text:style-name="Emphasis"><text:span text:style-name="T10">Synthesis</text:span></text:span><text:span text:style-name="Emphasis"><text:span text:style-name="T12">)</text:span></text:span><text:span text:style-name="Emphasis"><text:span text:style-name="T10">, which is an advice to include the user constraint for system pinout to the project in the project manager (Quartus or ISE).</text:span></text:span></text:p>
      <text:p text:style-name="P6"><text:span text:style-name="Emphasis"><text:span text:style-name="T15">Known issues:</text:span></text:span></text:p>
      <text:p text:style-name="Text_20_body"><text:span text:style-name="Emphasis"><text:span text:style-name="T14">Example 1: </text:span></text:span><text:span text:style-name="Emphasis"><text:span text:style-name="T13">The jtag chain enumerates correctly, the SRAM test completes successfully, but the CPU test fails with the following results: </text:span></text:span><text:span text:style-name="Emphasis"><text:span text:style-name="T6"><text:line-break/><text:line-break/>Testing CPU0 (or1k) - writing instructions <text:line-break/>Setting up CPU0 <text:line-break/>Starting CPU0! <text:line-break/>Read npc = 00000010 ppc = 00000028 r1 = 00000005 <text:line-break/>Expected npc = 00000010 ppc = 00000028 r1 = 00000005 <text:line-break/>Read npc = 00000028 ppc = 00000028 r1 = 00000008 <text:line-break/></text:span></text:span><text:span text:style-name="Emphasis"><text:span text:style-name="T6">Expected npc = 00000010 ppc = 00000028 r1 = 00000008 <text:line-break/>Read npc = 00000024 ppc = 00000020 r1 = 0000000b <text:line-break/>Expected npc = 00000028 ppc = 00000024 r1 = 0000000b <text:line-break/>Read npc = 00000020 ppc = 00000020 r1 = 00000018 <text:line-break/>Expected npc = 00000024 ppc = 00000020 r1 = 00000018 <text:line-break/>Read npc = 0000001c ppc = 00000018 r1 = 00000031 <text:line-break/>Expected npc = 00000020 ppc = 0000001c r1 = 00000031 <text:line-break/>Read npc = 00000020 ppc = 0000001c r1 = 00000032 <text:line-break/></text:span></text:span><text:span text:style-name="Emphasis"><text:span text:style-name="T6">Expected npc = 00000024 ppc = 00000020 r1 = 00000032 <text:line-break/>Read npc = 00000010 ppc = 00000028 r1 = 00000063 <text:line-break/>Expected npc = 00000014 ppc = 00000010 r1 = 00000063 <text:line-break/></text:span></text:span><text:soft-page-break/><text:span text:style-name="Emphasis"><text:span text:style-name="T6">Read npc = 00000010 ppc = 00000028 r1 = 00000063 <text:line-break/>Expected npc = 00000028 ppc = 00000024 r1 = 00000065 <text:line-break/>Read npc = 00000010 ppc = 00000028 r1 = 00000094 <text:line-break/>Expected npc = 00000010 ppc = 00000028 r1 = 000000c9 <text:line-break/>result = deaddef0 <text:line-break/>Self-test FAILED *** Bailing out! </text:span></text:span></text:p>
      <text:p text:style-name="Text_20_body"><text:span text:style-name="Emphasis"><text:span text:style-name="T14">Answer: </text:span></text:span>I have the same problem here, do not start adv_jtag_bridge with the “-t” option. </text:p>
      <text:p text:style-name="Text_20_body"><text:span text:style-name="Emphasis"><text:span text:style-name="T7">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span></text:span></text:p>
      <text:p text:style-name="Text_20_body"><text:span text:style-name="Emphasis"><text:span text:style-name="T14">Related discussion:</text:span></text:span><text:span text:style-name="Emphasis"><text:span text:style-name="T7"> </text:span></text:span><text:a xlink:type="simple" xlink:href="http://opencores.org/forum,OpenRISC,0,3861"><text:span text:style-name="Emphasis"><text:span text:style-name="T7">http://opencores.org/forum,OpenRISC,0,3861</text:span></text:span></text:a></text:p>
      <text:p text:style-name="Text_20_body"><text:span text:style-name="Emphasis"><text:span text:style-name="T7"/></text:span></text:p>
      <text:p text:style-name="Text_20_body"><text:span text:style-name="Emphasis"><text:span text:style-name="T14">Example 2:</text:span></text:span><text:span text:style-name="Emphasis"><text:span text:style-name="T7"> </text:span></text:span><text:span text:style-name="Emphasis"><text:span text:style-name="T6">[root@localhost run]# ./start_server<text:line-break/>Enumerating JTAG chain...<text:line-break/><text:line-break/>Devices on JTAG chain:<text:line-break/>Index   Name            ID Code         IR Length<text:line-break/>----------------------------------------------------------------<text:line-break/>0:      (unknown)       0x149511C3      -1<text:line-break/><text:line-break/>Target device 0, JTAG ID = 0x149511c3<text:line-break/>Using command-line debug command 0x8<text:line-break/>*** Doing self-test ***<text:line-break/>Stall or1k - CPU(s) stalled.<text:line-break/>SRAM test:<text:line-break/>expected 11112222, read 3211112222<text:line-break/>expected 33334444, read 3233334444<text:line-break/>expected 55556666, read 3255556666<text:line-break/>expected 77778888, read 3277778888<text:line-break/>expected 9999aaaa, read 329999aaaa<text:line-break/>expected bbbbcccc, read 32bbbbcccc<text:line-break/>expected ddddeeee, read 32ddddeeee<text:line-break/></text:span></text:span><text:span text:style-name="Emphasis"><text:span text:style-name="T6">expected ffff0000, read 32ffff0000<text:line-break/>expected dedababa, read 32dedababa<text:line-break/>SRAM test failed!!!<text:line-break/>Testing CPU0 (or1k) - writing instructions<text:line-break/>Setting up CPU0<text:line-break/>Starting CPU0!<text:line-break/>Read             npc = 3200000010 ppc = 00000028 r1 = 00000005<text:line-break/>Expected  npc = 00000010 ppc = 00000028 r1 = 00000005<text:line-break/></text:span></text:span><text:span text:style-name="Emphasis"><text:span text:style-name="T6">Read             npc = 3200000010 ppc = 00000028 r1 = 00000008<text:line-break/>Expected  npc = 00000010 ppc = 00000028 r1 = 00000008<text:line-break/>Read             npc = 3200000028 ppc = 00000024 r1 = 0000000b<text:line-break/></text:span></text:span><text:soft-page-break/><text:span text:style-name="Emphasis"><text:span text:style-name="T6">Expected  npc = 00000028 ppc = 00000024 r1 = 0000000b<text:line-break/>Read             npc = 3200000024 ppc = 00000020 r1 = 00000018<text:line-break/>Expected  npc = 00000024 ppc = 00000020 r1 = 00000018<text:line-break/>Read             npc = 3200000020 ppc = 0000001c r1 = 00000031<text:line-break/>Expected  npc = 00000020 ppc = 0000001c r1 = 00000031<text:line-break/>Read             npc = 3200000024 ppc = 00000020 r1 = 00000032<text:line-break/></text:span></text:span><text:span text:style-name="Emphasis"><text:span text:style-name="T6">Expected  npc = 00000024 ppc = 00000020 r1 = 00000032<text:line-break/>Read             npc = 3200000014 ppc = 00000010 r1 = 00000063<text:line-break/>Expected  npc = 00000014 ppc = 00000010 r1 = 00000063<text:line-break/>Read             npc = 3200000028 ppc = 00000024 r1 = 00000065<text:line-break/>Expected  npc = 00000028 ppc = 00000024 r1 = 00000065<text:line-break/>Read             npc = 3200000010 ppc = 00000028 r1 = 000000c9<text:line-break/>Expected  npc = 00000010 ppc = 00000028 r1 = 000000c9<text:line-break/>result = 1c2deaddead<text:line-break/>Self-test FAILED *** Bailing out!</text:span></text:span></text:p>
      <text:p text:style-name="Text_20_body"><text:span text:style-name="Emphasis"><text:span text:style-name="T14">Answer: </text:span></text:span><text:span text:style-name="Emphasis"><text:span text:style-name="T7">Edit the start_server file, remove the -t option. This will skip the tests, hopefully everything else will work out fine. If you take a look the error is about having longer results than expected:<text:line-break/>expected 11112222, read 3211112222<text:line-break/><text:line-break/>I suppose your system is 64 bits. That's an issue with the adv_jtag_bridge as far as I can tell. I already reported it to Nathan Yawn. That's the creator of the Advanced Debug System (adv_jtag_bridge). For now it hasn't been corrected. <text:line-break/><text:line-break/>Otherwise, if you use a 32 bit system, it will work flawlessly. </text:span></text:span></text:p>
      <text:h text:style-name="Heading_20_3" text:outline-level="3"><text:span text:style-name="Emphasis"><text:span text:style-name="T24">GDB reports “Value being assigned to is no longer active.”, what happened?</text:span></text:span></text:h>
      <text:p text:style-name="Text_20_body"><text:span text:style-name="Emphasis"><text:span text:style-name="T14">Example: </text:span></text:span><text:span text:style-name="Emphasis"><text:span text:style-name="T6">(gdb) set $pc=0x100</text:span></text:span></text:p>
      <text:p text:style-name="Text_20_body"><text:span text:style-name="Emphasis"><text:span text:style-name="T6">Value being assigned to is no longer active.</text:span></text:span></text:p>
      <text:p text:style-name="Text_20_body"><text:span text:style-name="Emphasis"><text:span text:style-name="T14">Answer: </text:span></text:span>The adv_jtag_bridge connect the debug system to gdb, the GNU debugger. But the version 6.8 of gdb has some issues, which have to be corrected before use. To do so, the adv_jtag_bridge software includes a patch for it. Save the patch to the gdb source code directory installed by the toolchain installation script and patch it.</text:p>
      <text:p text:style-name="Text_20_body"><text:span text:style-name="Emphasis"><text:span text:style-name="T7">If you installed a binary version of the OR1000 GNU toolchain and see this, you will have to install it using the installation script. The installation script downloads the sources and compiles the software. After the script installation is done, you have to patch the gdb source and recompile it.</text:span></text:span></text:p>
      <text:list xml:id="list354963069" text:style-name="L7">
        <text:list-item>
          <text:p text:style-name="P31">cp minsoc/rtl/verilog/adv_debug_sys/Software/adv_jtag_bridge/gdb-6.8-bz436037-reg-no-longer-active.patch toolchain_build_directory/gdb-6.8</text:p>
        </text:list-item>
        <text:list-item>
          <text:p text:style-name="P31">cd toolchain_build_directory/gdb-6.8</text:p>
        </text:list-item>
        <text:list-item>
          <text:p text:style-name="P31">patch -p1 &lt; gdb-6.8-bz436037-reg-no-longer-active.patch</text:p>
        </text:list-item>
        <text:list-item>
          <text:p text:style-name="P31">make</text:p>
        </text:list-item>
        <text:list-item>
          <text:p text:style-name="P31"><text:span text:style-name="Emphasis"><text:span text:style-name="T7">sudo make install</text:span></text:span></text:p>
        </text:list-item>
      </text:list>
      <text:p text:style-name="Text_20_body"><text:span text:style-name="Emphasis"><text:span text:style-name="T7">Nathan Yawn: </text:span></text:span><text:span text:style-name="Emphasis"><text:span text:style-name="T14">“</text:span></text:span><text:span text:style-name="Emphasis"><text:span text:style-name="T7">GDB 6.8 has a bug which prevents it from working when no stack frame is present </text:span></text:span><text:span text:style-name="Emphasis"><text:span text:style-name="T7">(such as at start-up on a bare-metal debugger, such as this one). A simple patch applied to GDB will work around the problem (a general solution is not yet available). This patch can be found in the Patches/GDB6.8/ directory.” </text:span></text:span></text:p>
      <text:p text:style-name="Text_20_body"><text:soft-page-break/><text:span text:style-name="Emphasis"><text:span text:style-name="T7"/></text:span></text:p>
      <text:h text:style-name="Heading_20_3" text:outline-level="3">Adv_jtag_bridge “Ignoring packet error, continuing... “ problem:</text:h>
      <text:p text:style-name="P2"><text:span text:style-name="Emphasis"><text:span text:style-name="T14">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he cable.</text:p>
      <text:p text:style-name="P3">Related discussions:</text:p>
      <text:p text:style-name="Text_20_body"><text:span text:style-name="T1">-</text:span><text:span text:style-name="T22">Static:</text:span> <text:a xlink:type="simple" xlink:href="http://opencores.org/forum,OpenRISC,0,3718">http://opencores.org/forum,OpenRISC,0,3718</text:a></text:p>
      <text:p text:style-name="Text_20_body"><text:span text:style-name="T22">-Dynamic:</text:span> <text:a xlink:type="simple" xlink:href="http://opencores.org/forum,OpenRISC,0,3787">http://opencores.org/forum,OpenRISC,0,3787</text:a></text:p>
      <text:h text:style-name="Heading_20_3" text:outline-level="3">Cannot step through instructions after breakpoints, what to do?</text:h>
      <text:p text:style-name="Text_20_body"><text:span text:style-name="T1">Answer: </text:span>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text:p text:style-name="Text_20_body"><text:span text:style-name="T1">Related discussion:</text:span> <text:a xlink:type="simple" xlink:href="http://opencores.org/forum,OpenRISC,0,3948">http://opencores.org/forum,OpenRISC,0,3948</text:a></text:p>
      <text:h text:style-name="Heading_20_2" text:outline-level="2"><text:soft-page-break/>Tweaks</text:h>
      <text:h text:style-name="Heading_20_3" text:outline-level="3">I'm running adv_jtag_bridge under Linux. How do I use adv_jtag_bridge with xpc3 or xess cables in non-privileged mode?</text:h>
      <text:p text:style-name="Standard"><text:span text:style-name="T1">Answer: </text:span>The adv_jtag_bridge accesses the parallel port physical memory directly. The advantage of that code is that it is portable under Linux and Cygwin equally. However, the code cannot be run by a non-privileged user on Linux. In order to avoid this privilege requirement, you have to replace the “cable_parallel.c” file from adv_jtag_bridge with the one provided by MinSoC under “minsoc/utils”. </text:p>
      <text:list xml:id="list752457406" text:style-name="L8">
        <text:list-item>
          <text:p text:style-name="P20">cp minsoc/utils/cable_parallel.c <text:span text:style-name="T26">minsoc/rtl/verilog/adv_debug_sys/Software/adv_jtag_bridge</text:span>/cable_parallel.c</text:p>
        </text:list-item>
        <text:list-item>
          <text:p text:style-name="P20">cd minsod/rtl/verilog/adv_debug_sys/Software/adv_jtag_bridge</text:p>
        </text:list-item>
        <text:list-item>
          <text:p text:style-name="P20">make clean</text:p>
        </text:list-item>
        <text:list-item>
          <text:p text:style-name="P20">make</text:p>
        </text:list-item>
        <text:list-item>
          <text:p text:style-name="P20">sudo make install</text:p>
        </text:list-item>
      </text:list>
      <text:p text:style-name="Standard">Now you can run adv_jtag_bridge for xpc3 and xess without issuing the sudo command or being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1-03-01T11:53:43</dc:date>
    <meta:editing-duration>PT12H54M29S</meta:editing-duration>
    <meta:editing-cycles>185</meta:editing-cycles>
    <meta:generator>OpenOffice.org/3.2$Linux OpenOffice.org_project/320m19$Build-9505</meta:generator>
    <meta:document-statistic meta:table-count="0" meta:image-count="0" meta:object-count="2" meta:page-count="16" meta:paragraph-count="264" meta:word-count="5180" meta:character-count="33151"/>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